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cccc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</style:style>
    <style:style style:name="ce9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0.0008in solid #000000" fo:border-top="0.0008in solid #000000"/>
      <style:paragraph-properties fo:text-align="end"/>
    </style:style>
    <style:style style:name="ce10" style:family="table-cell" style:parent-style-name="Default" style:data-style-name="N116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</style:style>
    <style:style style:name="ce11" style:family="table-cell" style:parent-style-name="Default" style:data-style-name="N116">
      <style:table-cell-properties fo:border-bottom="none" style:text-align-source="fix" style:repeat-content="false" fo:border-left="0.0008in solid #000000" fo:border-right="0.0008in solid #000000" fo:border-top="none"/>
      <style:paragraph-properties fo:text-align="end"/>
    </style:style>
    <style:style style:name="ce12" style:family="table-cell" style:parent-style-name="Default" style:data-style-name="N116">
      <style:table-cell-properties fo:border-bottom="none" style:text-align-source="fix" style:repeat-content="false" fo:border-left="none" fo:border-right="0.0008in solid #000000" fo:border-top="none"/>
      <style:paragraph-properties fo:text-align="end"/>
    </style:style>
    <style:style style:name="ce13" style:family="table-cell" style:parent-style-name="Default" style:data-style-name="N116">
      <style:table-cell-properties fo:background-color="#cccccc" fo:border="0.0008in solid #000000"/>
    </style:style>
    <style:style style:name="ce14" style:family="table-cell" style:parent-style-name="Default" style:data-style-name="N116">
      <style:table-cell-properties fo:border="0.0008in solid #000000"/>
    </style:style>
    <style:style style:name="ce15" style:family="table-cell" style:parent-style-name="Default" style:data-style-name="N116">
      <style:table-cell-properties fo:border-bottom="none" fo:border-left="none" fo:border-right="0.0008in solid #000000" fo:border-top="none"/>
    </style:style>
    <style:style style:name="ce16" style:family="table-cell" style:parent-style-name="Default" style:data-style-name="N116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star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12"/>
        <table:table-column table:style-name="co5" table:default-cell-style-name="ce16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>
            <text:p>Item Name</text:p>
          </table:table-cell>
          <table:table-cell table:style-name="ce6" office:value-type="string">
            <text:p>#</text:p>
          </table:table-cell>
          <table:table-cell table:style-name="ce9" office:value-type="string">
            <text:p>@</text:p>
          </table:table-cell>
          <table:table-cell table:style-name="ce13" office:value-type="string">
            <text:p>(sp) Value</text:p>
          </table:table-cell>
          <table:table-cell table:style-name="ce1" table:number-columns-repeated="3"/>
          <table:table-cell table:style-name="ce1" office:value-type="string">
            <text:p>Company Distribution %</text:p>
          </table:table-cell>
          <table:table-cell table:style-name="ce1"/>
          <table:table-cell table:style-name="ce18" office:value-type="float" office:value="0.08">
            <text:p>0.08</text:p>
          </table:table-cell>
          <table:table-cell table:style-name="ce1" table:number-columns-repeated="1011"/>
          <table:table-cell table:style-name="ce19" table:number-columns-repeated="2"/>
        </table:table-row>
        <table:table-row table:style-name="ro2">
          <table:table-cell table:style-name="ce2" office:value-type="string">
            <text:p>Non-Market Inventory</text:p>
          </table:table-cell>
          <table:table-cell table:style-name="ce4"/>
          <table:table-cell table:style-name="ce7"/>
          <table:table-cell table:style-name="ce10"/>
          <table:table-cell table:style-name="ce14"/>
          <table:table-cell table:style-name="ce17" table:number-columns-repeated="1017"/>
          <table:table-cell table:number-columns-repeated="2"/>
        </table:table-row>
        <table:table-row table:style-name="ro2">
          <table:table-cell/>
          <table:table-cell office:value-type="string">
            <text:p>Empty PP</text:p>
          </table:table-cell>
          <table:table-cell office:value-type="float" office:value="2">
            <text:p>2</text:p>
          </table:table-cell>
          <table:table-cell table:style-name="ce11" office:value-type="currency" office:currency="sp" office:value="3750">
            <text:p>3,750.00 sp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office:value-type="string">
            <text:p>Active PP</text:p>
          </table:table-cell>
          <table:table-cell office:value-type="float" office:value="2">
            <text:p>2</text:p>
          </table:table-cell>
          <table:table-cell office:value-type="currency" office:currency="sp" office:value="16000">
            <text:p>16,00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ck Mage Manual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arth Yellow RDM</text:p>
          </table:table-cell>
          <table:table-cell office:value-type="float" office:value="769">
            <text:p>769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re Red RDM</text:p>
          </table:table-cell>
          <table:table-cell office:value-type="float" office:value="32">
            <text:p>32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ir Clear RDM</text:p>
          </table:table-cell>
          <table:table-cell office:value-type="float" office:value="942">
            <text:p>942</text:p>
          </table:table-cell>
          <table:table-cell office:value-type="currency" office:currency="sp" office:value="10">
            <text:p>10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essed RDM</text:p>
          </table:table-cell>
          <table:table-cell office:value-type="float" office:value="360">
            <text:p>360</text:p>
          </table:table-cell>
          <table:table-cell office:value-type="currency" office:currency="sp" office:value="12.5">
            <text:p>12.50 sp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it! Nova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amelot Detector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rowbar</text:p>
          </table:table-cell>
          <table:table-cell office:value-type="float" office:value="1">
            <text:p>1</text:p>
          </table:table-cell>
          <table:table-cell office:value-type="currency" office:currency="sp" office:value="7">
            <text:p>7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inoculars</text:p>
          </table:table-cell>
          <table:table-cell office:value-type="float" office:value="1">
            <text:p>1</text:p>
          </table:table-cell>
          <table:table-cell office:value-type="currency" office:currency="sp" office:value="44">
            <text:p>44.00 sp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ncient Coin</text:p>
          </table:table-cell>
          <table:table-cell office:value-type="float" office:value="52">
            <text:p>52</text:p>
          </table:table-cell>
          <table:table-cell office:value-type="currency" office:currency="sp" office:value="2000">
            <text:p>2,000.00 sp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arket Inventory</text:p>
          </table:table-cell>
          <table:table-cell table:style-name="ce4"/>
          <table:table-cell table:style-name="ce7"/>
          <table:table-cell table:style-name="ce10"/>
          <table:table-cell table:style-name="ce14"/>
          <table:table-cell table:style-name="ce17" table:number-columns-repeated="1017"/>
          <table:table-cell table:number-columns-repeated="2"/>
        </table:table-row>
        <table:table-row table:style-name="ro2">
          <table:table-cell office:value-type="string">
            <text:p>Foodstuff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ation (gen)</text:p>
          </table:table-cell>
          <table:table-cell office:value-type="float" office:value="806">
            <text:p>806</text:p>
          </table:table-cell>
          <table:table-cell office:value-type="currency" office:currency="sp" office:value="2">
            <text:p>2.00 sp</text:p>
          </table:table-cell>
          <table:table-cell table:formula="of:=[.C17]*([.D17]*(1-[.$K$1]))" office:value-type="currency" office:currency="sp" office:value="1483.04">
            <text:p>1,483.04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lt</text:p>
          </table:table-cell>
          <table:table-cell office:value-type="float" office:value="101">
            <text:p>101</text:p>
          </table:table-cell>
          <table:table-cell office:value-type="currency" office:currency="sp" office:value="0.75">
            <text:p>0.75 sp</text:p>
          </table:table-cell>
          <table:table-cell table:formula="of:=[.C18]*([.D18]*(1-[.$K$1]))" office:value-type="currency" office:currency="sp" office:value="69.69">
            <text:p>69.69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ugar</text:p>
          </table:table-cell>
          <table:table-cell office:value-type="float" office:value="161">
            <text:p>161</text:p>
          </table:table-cell>
          <table:table-cell office:value-type="currency" office:currency="sp" office:value="1">
            <text:p>1.00 sp</text:p>
          </table:table-cell>
          <table:table-cell table:formula="of:=[.C19]*([.D19]*(1-[.$K$1]))" office:value-type="currency" office:currency="sp" office:value="148.12">
            <text:p>148.12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Onion</text:p>
          </table:table-cell>
          <table:table-cell office:value-type="float" office:value="16">
            <text:p>16</text:p>
          </table:table-cell>
          <table:table-cell office:value-type="currency" office:currency="sp" office:value="0.4">
            <text:p>0.40 sp</text:p>
          </table:table-cell>
          <table:table-cell table:formula="of:=[.C20]*([.D20]*(1-[.$K$1]))" office:value-type="currency" office:currency="sp" office:value="5.888">
            <text:p>5.89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ne Oil</text:p>
          </table:table-cell>
          <table:table-cell office:value-type="float" office:value="40">
            <text:p>40</text:p>
          </table:table-cell>
          <table:table-cell office:value-type="currency" office:currency="sp" office:value="8">
            <text:p>8.00 sp</text:p>
          </table:table-cell>
          <table:table-cell table:formula="of:=[.C21]*([.D21]*(1-[.$K$1]))" office:value-type="currency" office:currency="sp" office:value="294.4">
            <text:p>294.4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epper</text:p>
          </table:table-cell>
          <table:table-cell office:value-type="float" office:value="40">
            <text:p>40</text:p>
          </table:table-cell>
          <table:table-cell office:value-type="currency" office:currency="sp" office:value="1">
            <text:p>1.00 sp</text:p>
          </table:table-cell>
          <table:table-cell table:formula="of:=[.C22]*([.D22]*(1-[.$K$1]))" office:value-type="currency" office:currency="sp" office:value="36.8">
            <text:p>36.80 sp</text:p>
          </table:table-cell>
          <table:table-cell table:number-columns-repeated="1019"/>
        </table:table-row>
        <table:table-row table:style-name="ro2">
          <table:table-cell office:value-type="string">
            <text:p>Consumable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Good Liquor</text:p>
          </table:table-cell>
          <table:table-cell office:value-type="float" office:value="172">
            <text:p>172</text:p>
          </table:table-cell>
          <table:table-cell office:value-type="currency" office:currency="sp" office:value="19.5">
            <text:p>19.50 sp</text:p>
          </table:table-cell>
          <table:table-cell table:formula="of:=[.C24]*([.D24]*(1-[.$K$1]))" office:value-type="currency" office:currency="sp" office:value="3085.68">
            <text:p>3,085.68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mokebulb</text:p>
          </table:table-cell>
          <table:table-cell office:value-type="float" office:value="60">
            <text:p>60</text:p>
          </table:table-cell>
          <table:table-cell office:value-type="currency" office:currency="sp" office:value="10">
            <text:p>10.00 sp</text:p>
          </table:table-cell>
          <table:table-cell table:formula="of:=[.C25]*([.D25]*(1-[.$K$1]))" office:value-type="currency" office:currency="sp" office:value="552">
            <text:p>552.0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phora Essence</text:p>
          </table:table-cell>
          <table:table-cell office:value-type="float" office:value="80">
            <text:p>80</text:p>
          </table:table-cell>
          <table:table-cell office:value-type="currency" office:currency="sp" office:value="225">
            <text:p>225.00 sp</text:p>
          </table:table-cell>
          <table:table-cell table:formula="of:=[.C26]*([.D26]*(1-[.$K$1]))" office:value-type="currency" office:currency="sp" office:value="16560">
            <text:p>16,56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nnabis</text:p>
          </table:table-cell>
          <table:table-cell office:value-type="float" office:value="240">
            <text:p>240</text:p>
          </table:table-cell>
          <table:table-cell office:value-type="currency" office:currency="sp" office:value="3.6">
            <text:p>3.60 sp</text:p>
          </table:table-cell>
          <table:table-cell table:formula="of:=[.C27]*([.D27]*(1-[.$K$1]))" office:value-type="currency" office:currency="sp" office:value="794.88">
            <text:p>794.88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obacco</text:p>
          </table:table-cell>
          <table:table-cell office:value-type="float" office:value="500">
            <text:p>500</text:p>
          </table:table-cell>
          <table:table-cell office:value-type="currency" office:currency="sp" office:value="1.2">
            <text:p>1.20 sp</text:p>
          </table:table-cell>
          <table:table-cell table:formula="of:=[.C28]*([.D28]*(1-[.$K$1]))" office:value-type="currency" office:currency="sp" office:value="552">
            <text:p>552.00 sp</text:p>
          </table:table-cell>
          <table:table-cell table:number-columns-repeated="1019"/>
        </table:table-row>
        <table:table-row table:style-name="ro2">
          <table:table-cell office:value-type="string">
            <text:p>Medical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siopara</text:p>
          </table:table-cell>
          <table:table-cell office:value-type="float" office:value="263">
            <text:p>263</text:p>
          </table:table-cell>
          <table:table-cell office:value-type="currency" office:currency="sp" office:value="63">
            <text:p>63.00 sp</text:p>
          </table:table-cell>
          <table:table-cell table:formula="of:=[.C30]*([.D30]*(1-[.$K$1]))" office:value-type="currency" office:currency="sp" office:value="15243.48">
            <text:p>15,243.48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ecreclude Propitarol</text:p>
          </table:table-cell>
          <table:table-cell office:value-type="float" office:value="124">
            <text:p>124</text:p>
          </table:table-cell>
          <table:table-cell office:value-type="currency" office:currency="sp" office:value="70">
            <text:p>70.00 sp</text:p>
          </table:table-cell>
          <table:table-cell table:formula="of:=[.C31]*([.D31]*(1-[.$K$1]))" office:value-type="currency" office:currency="sp" office:value="7985.6">
            <text:p>7,985.6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edkit</text:p>
          </table:table-cell>
          <table:table-cell office:value-type="float" office:value="20">
            <text:p>20</text:p>
          </table:table-cell>
          <table:table-cell office:value-type="currency" office:currency="sp" office:value="10">
            <text:p>10.00 sp</text:p>
          </table:table-cell>
          <table:table-cell table:formula="of:=[.C32]*([.D32]*(1-[.$K$1]))" office:value-type="currency" office:currency="sp" office:value="184">
            <text:p>184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loe Vera</text:p>
          </table:table-cell>
          <table:table-cell office:value-type="float" office:value="40">
            <text:p>40</text:p>
          </table:table-cell>
          <table:table-cell office:value-type="currency" office:currency="sp" office:value="1">
            <text:p>1.00 sp</text:p>
          </table:table-cell>
          <table:table-cell table:formula="of:=[.C33]*([.D33]*(1-[.$K$1]))" office:value-type="currency" office:currency="sp" office:value="36.8">
            <text:p>36.8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Jade</text:p>
          </table:table-cell>
          <table:table-cell office:value-type="float" office:value="20">
            <text:p>20</text:p>
          </table:table-cell>
          <table:table-cell office:value-type="currency" office:currency="sp" office:value="14">
            <text:p>14.00 sp</text:p>
          </table:table-cell>
          <table:table-cell table:formula="of:=[.C34]*([.D34]*(1-[.$K$1]))" office:value-type="currency" office:currency="sp" office:value="257.6">
            <text:p>257.60 sp</text:p>
          </table:table-cell>
          <table:table-cell table:number-columns-repeated="1019"/>
        </table:table-row>
        <table:table-row table:style-name="ro2">
          <table:table-cell office:value-type="string">
            <text:p>Tool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EPF I</text:p>
          </table:table-cell>
          <table:table-cell office:value-type="float" office:value="6">
            <text:p>6</text:p>
          </table:table-cell>
          <table:table-cell office:value-type="currency" office:currency="sp" office:value="200">
            <text:p>200.00 sp</text:p>
          </table:table-cell>
          <table:table-cell table:formula="of:=[.C36]*([.D36]*(1-[.$K$1]))" office:value-type="currency" office:currency="sp" office:value="1104">
            <text:p>1,104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EPF III</text:p>
          </table:table-cell>
          <table:table-cell office:value-type="float" office:value="6">
            <text:p>6</text:p>
          </table:table-cell>
          <table:table-cell office:value-type="currency" office:currency="sp" office:value="1700">
            <text:p>1,700.00 sp</text:p>
          </table:table-cell>
          <table:table-cell table:formula="of:=[.C37]*([.D37]*(1-[.$K$1]))" office:value-type="currency" office:currency="sp" office:value="9384">
            <text:p>9,384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HLAS</text:p>
          </table:table-cell>
          <table:table-cell office:value-type="float" office:value="4">
            <text:p>4</text:p>
          </table:table-cell>
          <table:table-cell office:value-type="currency" office:currency="sp" office:value="7500">
            <text:p>7,500.00 sp</text:p>
          </table:table-cell>
          <table:table-cell table:formula="of:=[.C38]*([.D38]*(1-[.$K$1]))" office:value-type="currency" office:currency="sp" office:value="27600">
            <text:p>27,600.00 sp</text:p>
          </table:table-cell>
          <table:table-cell table:number-columns-repeated="1019"/>
        </table:table-row>
        <table:table-row table:style-name="ro2">
          <table:table-cell office:value-type="string">
            <text:p>Arm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ineapple Grenade</text:p>
          </table:table-cell>
          <table:table-cell office:value-type="float" office:value="156">
            <text:p>156</text:p>
          </table:table-cell>
          <table:table-cell office:value-type="currency" office:currency="sp" office:value="150">
            <text:p>150.00 sp</text:p>
          </table:table-cell>
          <table:table-cell table:formula="of:=[.C40]*([.D40]*(1-[.$K$1]))" office:value-type="currency" office:currency="sp" office:value="21528">
            <text:p>21,528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ire Grenade</text:p>
          </table:table-cell>
          <table:table-cell office:value-type="float" office:value="36">
            <text:p>36</text:p>
          </table:table-cell>
          <table:table-cell office:value-type="currency" office:currency="sp" office:value="125">
            <text:p>125.00 sp</text:p>
          </table:table-cell>
          <table:table-cell table:formula="of:=[.C41]*([.D41]*(1-[.$K$1]))" office:value-type="currency" office:currency="sp" office:value="4140">
            <text:p>4,14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B Mine</text:p>
          </table:table-cell>
          <table:table-cell office:value-type="float" office:value="10">
            <text:p>10</text:p>
          </table:table-cell>
          <table:table-cell office:value-type="currency" office:currency="sp" office:value="600">
            <text:p>600.00 sp</text:p>
          </table:table-cell>
          <table:table-cell table:formula="of:=[.C42]*([.D42]*(1-[.$K$1]))" office:value-type="currency" office:currency="sp" office:value="5520">
            <text:p>5,52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S Mine</text:p>
          </table:table-cell>
          <table:table-cell office:value-type="float" office:value="10">
            <text:p>10</text:p>
          </table:table-cell>
          <table:table-cell office:value-type="currency" office:currency="sp" office:value="1200">
            <text:p>1,200.00 sp</text:p>
          </table:table-cell>
          <table:table-cell table:formula="of:=[.C43]*([.D43]*(1-[.$K$1]))" office:value-type="currency" office:currency="sp" office:value="11040">
            <text:p>11,04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S Machete</text:p>
          </table:table-cell>
          <table:table-cell office:value-type="float" office:value="8">
            <text:p>8</text:p>
          </table:table-cell>
          <table:table-cell office:value-type="currency" office:currency="sp" office:value="80">
            <text:p>80.00 sp</text:p>
          </table:table-cell>
          <table:table-cell table:formula="of:=[.C44]*([.D44]*(1-[.$K$1]))" office:value-type="currency" office:currency="sp" office:value="588.8">
            <text:p>588.8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arbine</text:p>
          </table:table-cell>
          <table:table-cell office:value-type="float" office:value="44">
            <text:p>44</text:p>
          </table:table-cell>
          <table:table-cell office:value-type="currency" office:currency="sp" office:value="375">
            <text:p>375.00 sp</text:p>
          </table:table-cell>
          <table:table-cell table:formula="of:=[.C45]*([.D45]*(1-[.$K$1]))" office:value-type="currency" office:currency="sp" office:value="15180">
            <text:p>15,18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fined Mod</text:p>
          </table:table-cell>
          <table:table-cell office:value-type="float" office:value="36">
            <text:p>36</text:p>
          </table:table-cell>
          <table:table-cell office:value-type="currency" office:currency="sp" office:value="1000">
            <text:p>1,000.00 sp</text:p>
          </table:table-cell>
          <table:table-cell table:formula="of:=[.C46]*([.D46]*(1-[.$K$1]))" office:value-type="currency" office:currency="sp" office:value="33120">
            <text:p>33,120.0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alPop Mod</text:p>
          </table:table-cell>
          <table:table-cell office:value-type="float" office:value="8">
            <text:p>8</text:p>
          </table:table-cell>
          <table:table-cell office:value-type="currency" office:currency="sp" office:value="2000">
            <text:p>2,000.00 sp</text:p>
          </table:table-cell>
          <table:table-cell table:formula="of:=[.C47]*([.D47]*(1-[.$K$1]))" office:value-type="currency" office:currency="sp" office:value="14720">
            <text:p>14,72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es Mod</text:p>
          </table:table-cell>
          <table:table-cell office:value-type="float" office:value="3">
            <text:p>3</text:p>
          </table:table-cell>
          <table:table-cell office:value-type="currency" office:currency="sp" office:value="750">
            <text:p>750.00 sp</text:p>
          </table:table-cell>
          <table:table-cell table:formula="of:=[.C48]*([.D48]*(1-[.$K$1]))" office:value-type="currency" office:currency="sp" office:value="2070">
            <text:p>2,070.0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gEx Mod</text:p>
          </table:table-cell>
          <table:table-cell office:value-type="float" office:value="5">
            <text:p>5</text:p>
          </table:table-cell>
          <table:table-cell office:value-type="currency" office:currency="sp" office:value="400">
            <text:p>400.00 sp</text:p>
          </table:table-cell>
          <table:table-cell table:formula="of:=[.C49]*([.D49]*(1-[.$K$1]))" office:value-type="currency" office:currency="sp" office:value="1840">
            <text:p>1,840.0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uumpo</text:p>
          </table:table-cell>
          <table:table-cell office:value-type="float" office:value="120">
            <text:p>120</text:p>
          </table:table-cell>
          <table:table-cell office:value-type="currency" office:currency="sp" office:value="7">
            <text:p>7.00 sp</text:p>
          </table:table-cell>
          <table:table-cell table:formula="of:=[.C50]*([.D50]*(1-[.$K$1]))" office:value-type="currency" office:currency="sp" office:value="772.8">
            <text:p>772.80 sp</text:p>
          </table:table-cell>
          <table:table-cell table:number-columns-repeated="1019"/>
        </table:table-row>
        <table:table-row table:style-name="ro2">
          <table:table-cell office:value-type="string">
            <text:p>Armo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ressigen Scout</text:p>
          </table:table-cell>
          <table:table-cell office:value-type="float" office:value="9">
            <text:p>9</text:p>
          </table:table-cell>
          <table:table-cell office:value-type="currency" office:currency="sp" office:value="500">
            <text:p>500.00 sp</text:p>
          </table:table-cell>
          <table:table-cell table:formula="of:=[.C52]*([.D52]*(1-[.$K$1]))" office:value-type="currency" office:currency="sp" office:value="4140">
            <text:p>4,140.00 s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ssigen Combat</text:p>
          </table:table-cell>
          <table:table-cell office:value-type="float" office:value="27">
            <text:p>27</text:p>
          </table:table-cell>
          <table:table-cell office:value-type="currency" office:currency="sp" office:value="1250">
            <text:p>1,250.00 sp</text:p>
          </table:table-cell>
          <table:table-cell table:formula="of:=[.C53]*([.D53]*(1-[.$K$1]))" office:value-type="currency" office:currency="sp" office:value="31050">
            <text:p>31,050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fit Tank</text:p>
          </table:table-cell>
          <table:table-cell office:value-type="float" office:value="2">
            <text:p>2</text:p>
          </table:table-cell>
          <table:table-cell office:value-type="currency" office:currency="sp" office:value="1400">
            <text:p>1,400.00 sp</text:p>
          </table:table-cell>
          <table:table-cell table:formula="of:=[.C54]*([.D54]*(1-[.$K$1]))" office:value-type="currency" office:currency="sp" office:value="2576">
            <text:p>2,576.00 sp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DS Tank</text:p>
          </table:table-cell>
          <table:table-cell office:value-type="float" office:value="5">
            <text:p>5</text:p>
          </table:table-cell>
          <table:table-cell office:value-type="currency" office:currency="sp" office:value="1800">
            <text:p>1,800.00 sp</text:p>
          </table:table-cell>
          <table:table-cell table:formula="of:=[.C55]*([.D55]*(1-[.$K$1]))" office:value-type="currency" office:currency="sp" office:value="8280">
            <text:p>8,280.00 s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SUM([.E17:.E55])" office:value-type="currency" office:currency="sp" office:value="241943.578">
            <text:p>241,943.58 sp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>sp</number:currency-symbol>
    </number:currency-style>
    <number:currency-style style:name="N116">
      <number:text>-</number:text>
      <number:number number:decimal-places="2" number:min-integer-digits="1" number:grouping="true"/>
      <number:text> </number:text>
      <number:currency-symbol>sp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9">10/09/2024</text:date>, <text:time>19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9T16:16:09.61</meta:creation-date>
    <dc:date>2024-10-09T19:49:26.50</dc:date>
    <meta:editing-duration>PT3H33M15S</meta:editing-duration>
    <meta:editing-cycles>5</meta:editing-cycles>
    <meta:generator>OpenOffice/4.1.13$Win32 OpenOffice.org_project/4113m1$Build-9810</meta:generator>
    <meta:document-statistic meta:table-count="1" meta:cell-count="187" meta:object-count="0"/>
  </office:meta>
</office:document-meta>
</file>